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01in"/>
    </style:style>
    <style:style style:name="co4" style:family="table-column">
      <style:table-column-properties fo:break-before="auto" style:column-width="1.4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able-cell-properties style:text-align-source="fix" style:repeat-content="false"/>
      <style:paragraph-properties fo:text-align="start" fo:margin-left="0.5555in"/>
    </style:style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SV</text:p>
          </table:table-cell>
          <table:table-cell table:number-columns-repeated="3"/>
          <table:table-cell office:value-type="string" calcext:value-type="string">
            <text:p>BINA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udiantes</text:p>
          </table:table-cell>
          <table:table-cell office:value-type="float" office:value="4800" calcext:value-type="float">
            <text:p>4800</text:p>
          </table:table-cell>
          <table:table-cell table:number-columns-repeated="2"/>
          <table:table-cell office:value-type="string" calcext:value-type="string">
            <text:p>Estudiantes</text:p>
          </table:table-cell>
          <table:table-cell table:formula="of:=[.B2]" office:value-type="float" office:value="4800" calcext:value-type="float">
            <text:p>4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bre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table:formula="of:=[.B3]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ne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arn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as + Saltos</text:p>
          </table:table-cell>
          <table:table-cell table:formula="of:=[.B2]*2" office:value-type="float" office:value="9600" calcext:value-type="float">
            <text:p>9600</text:p>
          </table:table-cell>
          <table:table-cell table:number-columns-repeated="2"/>
          <table:table-cell office:value-type="string" calcext:value-type="string">
            <text:p>Comas + Saltos</text:p>
          </table:table-cell>
          <table:table-cell table:formula="of:=[.F2]*2" office:value-type="float" office:value="9600" calcext:value-type="float">
            <text:p>96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3]+[.B4])*[.B2]+[.B5]" office:value-type="float" office:value="182400" calcext:value-type="float">
            <text:p>182400</text:p>
          </table:table-cell>
          <table:table-cell table:number-columns-repeated="3"/>
          <table:table-cell table:formula="of:=([.F3]+[.F4])*[.F2]+[.F5]" office:value-type="float" office:value="163200" calcext:value-type="float">
            <text:p>1632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IF</text:p>
          </table:table-cell>
          <table:table-cell table:formula="of:=ABS([.G6]-[.C6])" office:value-type="float" office:value="19200" calcext:value-type="float">
            <text:p>192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% DIF</text:p>
          </table:table-cell>
          <table:table-cell table:style-name="ce1" table:formula="of:=[.G6]/[.C6]-1" office:value-type="percentage" office:value="-0.105263157894737" calcext:value-type="percentage">
            <text:p>-10.526%</text:p>
          </table:table-cell>
          <table:table-cell table:number-columns-repeated="7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CSV</text:p>
          </table:table-cell>
          <table:table-cell table:number-columns-repeated="3"/>
          <table:table-cell office:value-type="string" calcext:value-type="string">
            <text:p>BINA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udiantes</text:p>
          </table:table-cell>
          <table:table-cell office:value-type="float" office:value="31000" calcext:value-type="float">
            <text:p>31000</text:p>
          </table:table-cell>
          <table:table-cell table:number-columns-repeated="2"/>
          <table:table-cell office:value-type="string" calcext:value-type="string">
            <text:p>Estudiantes</text:p>
          </table:table-cell>
          <table:table-cell table:formula="of:=[.B20]"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bre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table:formula="of:=[.B21]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ne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arn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as + Saltos</text:p>
          </table:table-cell>
          <table:table-cell table:formula="of:=[.B20]*2" office:value-type="float" office:value="62000" calcext:value-type="float">
            <text:p>62000</text:p>
          </table:table-cell>
          <table:table-cell table:number-columns-repeated="2"/>
          <table:table-cell office:value-type="string" calcext:value-type="string">
            <text:p>Comas + Saltos</text:p>
          </table:table-cell>
          <table:table-cell table:formula="of:=[.F20]*2" office:value-type="float" office:value="62000" calcext:value-type="float">
            <text:p>62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1]+[.B22])*[.B20]+[.B23]" office:value-type="float" office:value="1178000" calcext:value-type="float">
            <text:p>1178000</text:p>
          </table:table-cell>
          <table:table-cell table:number-columns-repeated="3"/>
          <table:table-cell table:formula="of:=([.F21]+[.F22])*[.F20]+[.F23]" office:value-type="float" office:value="1054000" calcext:value-type="float">
            <text:p>10540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IF</text:p>
          </table:table-cell>
          <table:table-cell table:formula="of:=ABS([.G24]-[.C24])" office:value-type="float" office:value="124000" calcext:value-type="float">
            <text:p>124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% DIF</text:p>
          </table:table-cell>
          <table:table-cell table:style-name="ce1" table:formula="of:=[.G24]/[.C24]-1" office:value-type="percentage" office:value="-0.105263157894737" calcext:value-type="percentage">
            <text:p>-10.526%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CSV + 1 coma</text:p>
          </table:table-cell>
          <table:table-cell table:number-columns-repeated="3"/>
          <table:table-cell office:value-type="string" calcext:value-type="string">
            <text:p>BINAR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udiantes</text:p>
          </table:table-cell>
          <table:table-cell office:value-type="float" office:value="31000" calcext:value-type="float">
            <text:p>31000</text:p>
          </table:table-cell>
          <table:table-cell table:number-columns-repeated="2"/>
          <table:table-cell office:value-type="string" calcext:value-type="string">
            <text:p>Estudiantes</text:p>
          </table:table-cell>
          <table:table-cell table:formula="of:=[.B34]"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bre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table:formula="of:=[.B35]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ne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arn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as + Saltos</text:p>
          </table:table-cell>
          <table:table-cell table:formula="of:=[.B34]*3" office:value-type="float" office:value="93000" calcext:value-type="float">
            <text:p>93000</text:p>
          </table:table-cell>
          <table:table-cell table:number-columns-repeated="2"/>
          <table:table-cell office:value-type="string" calcext:value-type="string">
            <text:p>Comas + Saltos</text:p>
          </table:table-cell>
          <table:table-cell table:formula="of:=[.B37]" office:value-type="float" office:value="93000" calcext:value-type="float">
            <text:p>93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35]+[.B36])*[.B34]+[.B37]" office:value-type="float" office:value="1209000" calcext:value-type="float">
            <text:p>1209000</text:p>
          </table:table-cell>
          <table:table-cell table:number-columns-repeated="3"/>
          <table:table-cell table:formula="of:=([.F35]+[.F36])*[.F34]+[.F37]" office:value-type="float" office:value="1085000" calcext:value-type="float">
            <text:p>10850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IF</text:p>
          </table:table-cell>
          <table:table-cell table:formula="of:=ABS([.G38]-[.C38])" office:value-type="float" office:value="124000" calcext:value-type="float">
            <text:p>1240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% DIF</text:p>
          </table:table-cell>
          <table:table-cell table:style-name="ce2" table:formula="of:=[.G38]/[.C38]-1" office:value-type="percentage" office:value="-0.102564102564103" calcext:value-type="percentage">
            <text:p>-10.256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percentage-style style:name="N130">
      <number:number number:decimal-places="4" number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11:25:22.4091811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0:50:05.060926223</meta:creation-date>
    <dc:date>2024-07-31T11:31:59.645966813</dc:date>
    <meta:editing-duration>PT17M6S</meta:editing-duration>
    <meta:editing-cycles>3</meta:editing-cycles>
    <meta:generator>LibreOffice/24.2.5.2$Linux_X86_64 LibreOffice_project/420$Build-2</meta:generator>
    <meta:document-statistic meta:table-count="1" meta:cell-count="72" meta:object-count="0"/>
  </office:meta>
</office:document-meta>
</file>